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fo:font-size="15pt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32 -CONTROLLER</text:p>
      <text:p text:style-name="Standard"/>
      <text:p text:style-name="Standard"/>
      <text:p text:style-name="Standard"/>
      <text:p text:style-name="Standard">1. Overview of ESP32</text:p>
      <text:p text:style-name="Standard"/>
      <text:p text:style-name="Standard"/>
      <text:p text:style-name="Standard">| Feature <text:s text:c="14"/>| Details <text:s text:c="56"/>|</text:p>
      <text:p text:style-name="Standard">| --------------------- | --------------------------------------------------------------- |</text:p>
      <text:p text:style-name="Standard">| **Manufacturer** <text:s text:c="5"/>| Espressif Systems (China) <text:s text:c="38"/>|</text:p>
      <text:p text:style-name="Standard">| **Processor** <text:s text:c="8"/>| Dual-core Tensilica Xtensa LX6 (32-bit) <text:s text:c="24"/>|</text:p>
      <text:p text:style-name="Standard">| **Clock Speed** <text:s text:c="6"/>| Up to 240 MHz <text:s text:c="50"/>|</text:p>
      <text:p text:style-name="Standard">| **Flash / SRAM** <text:s text:c="5"/>| 4 MB Flash (external) / ~520 KB SRAM <text:s text:c="27"/>|</text:p>
      <text:p text:style-name="Standard">| **Connectivity** <text:s text:c="5"/>| Wi-Fi (802.11 b/g/n), Bluetooth v4.2 + BLE <text:s text:c="21"/>|</text:p>
      <text:p text:style-name="Standard">| **Operating Voltage** | 3.3V <text:s text:c="59"/>|</text:p>
      <text:p text:style-name="Standard">| **I/O Pins** <text:s text:c="9"/>| ~30 GPIOs (configurable as ADC, DAC, UART, SPI, I²C, PWM, etc.) |</text:p>
      <text:p text:style-name="Standard">| **ADC/DAC** <text:s text:c="10"/>| 12-bit ADC (up to 18 channels), 2 × 8-bit DAC <text:s text:c="18"/>|</text:p>
      <text:p text:style-name="Standard">| **Timers** <text:s text:c="11"/>| Hardware and software timers <text:s text:c="35"/>|</text:p>
      <text:p text:style-name="Standard">| **PWM** <text:s text:c="14"/>| 16 channels <text:s text:c="52"/>|</text:p>
      <text:p text:style-name="Standard"/>
      <text:p text:style-name="Standard"/>
      <text:p text:style-name="Standard"/>
      <text:p text:style-name="Standard">⚙️ 2. Architecture Highlights</text:p>
      <text:p text:style-name="Standard"/>
      <text:p text:style-name="Standard">Dual-core CPU (can use 1 for tasks and 1 for Wi-Fi/Bluetooth stack).</text:p>
      <text:p text:style-name="Standard"/>
      <text:p text:style-name="Standard">FreeRTOS-based — RTOS is integrated inside the SDK.</text:p>
      <text:p text:style-name="Standard"/>
      <text:p text:style-name="Standard">ROM Bootloader present — supports UART flashing.</text:p>
      <text:p text:style-name="Standard"/>
      <text:p text:style-name="Standard">Has on-chip RTC, temperature sensor, and touch sensors.</text:p>
      <text:p text:style-name="Standard"/>
      <text:p text:style-name="Standard">Integrated TCP/IP stack for networking.<text:line-break/><text:line-break/><text:line-break/><text:line-break/><text:line-break/><text:line-break/>Dear Recruiter</text:p>
      <text:p text:style-name="Standard">I'm Srinivasulu Balli, an Embedded Systems Engineer with expertise in:</text:p>
      <text:p text:style-name="Standard">• Firmware Development (Embedded C, RTOS, ARM )</text:p>
      <text:p text:style-name="Standard">• Languages  (C,C++,Data structure,linux, embedded c)</text:p>
      <text:p text:style-name="Standard">• Protocol Integration (UART, SPI, I2C, UDS,LIN,CAN)</text:p>
      <text:p text:style-name="Standard">Key Projects:</text:p>
      <text:p text:style-name="Standard">1.Vehicle Speed Controller in Highways by using RF Communication</text:p>
      <text:p text:style-name="Standard">2 Automotive Parking System - Developed sensor fusion algorithm improving detection accuracy by 30%</text:p>
      <text:p text:style-name="Standard">3 Smart Attendance System - Designed RFID-based solution reducing manual tracking by 90%</text:p>
      <text:p text:style-name="Standard"><text:soft-page-break/>Vector India-trained in industry best practices • Strong debugging and optimization skills</text:p>
      <text:p text:style-name="Standard">I'm excited about the opportunity to bring my technical skills to your team. My resume is attached for your review.</text:p>
      <text:p text:style-name="Standard">Available for an interview at your earliest convenience.</text:p>
      <text:p text:style-name="Standard">Best regards,</text:p>
      <text:p text:style-name="Standard">Srinivasulu Balli</text:p>
      <text:p text:style-name="Standard">+91 70938 57581</text:p>
      <text:p text:style-name="Standard">ballisrinivasulu800@gmail.com</text:p>
      <text:p text:style-name="Standard"/>
      <text:p text:style-name="Standard"/>
      <text:p text:style-name="Standard"/>
      <text:p text:style-name="Standard">Dear recruiter </text:p>
      <text:p text:style-name="Standard">I am srinivasulu balli, and I noticed that your company specializes in hiring candidates in the Embedded Field. I am currently seeking new opportunities and have attached my resume for your review.</text:p>
      <text:p text:style-name="Standard">I believe I possess the necessary abilities and credentials to be a great fit for your team. I have extensive knowledge and hands-on training in Embedded Systems, with a focus on Embedded C, C Programming,  Data Structure,Verilog, Microcontrollers, ARM Cortex, Linux, RTOS, and Communication Protocols. Details about my current employment are included in my resume.</text:p>
      <text:p text:style-name="Standard">I have worked with project in car reverse parking,Microcontrollers,. My recent projects, student attendance systems .i have strengthened my problem-solving an technical skills in embedded systems. In addition, my internship at Vector India have further honed my expertise in embedded programming and development tools.</text:p>
      <text:p text:style-name="Standard">. My recent projects, student attendance systems .i have strengthened my problem-solving an technical skills in embedded systems. In addition, my internship at Vector India have further honed my expertise in embedded programming and development tools.</text:p>
      <text:p text:style-name="Standard"/>
      <text:p text:style-name="Standard">Gmail: ballisrinivasulu800@gmail.com</text:p>
      <text:p text:style-name="Standard">Mobile :7093857581</text:p>
      <text:p text:style-name="Standard"/>
      <text:p text:style-name="Standard"/>
      <text:p text:style-name="Standard"/>
      <text:p text:style-name="Standard">ok but i know additionally </text:p>
      <text:p text:style-name="Standard">those are ftp protocal,snmp, protocol,</text:p>
      <text:p text:style-name="Standard">controllers esp32,lpc2129</text:p>
      <text:p text:style-name="Standard"/>
      <text:p text:style-name="Standard">project : <text:s/>Project: Liquid Mixer System</text:p>
      <text:p text:style-name="Standard"><text:s text:c="3"/>Developed an ESP32-based automated liquid mixing system using I2C communication and embedded C. Implemented valve and flow-meter control for precise liquid measurement and automatic cleaning to ensure accurate, contamination-free operation.</text:p>
      <text:p text:style-name="Standard"/>
      <text:p text:style-name="Standard">Tools &amp; Technologies: ESP32 Controller, Embedded C, I2C Communication, Flow Meter, Solenoid Valves, Sensors, LCD Display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21T16:59:23.989789041</meta:creation-date>
    <dc:date>2026-02-21T17:00:41.206205293</dc:date>
    <meta:editing-duration>PT1M17S</meta:editing-duration>
    <meta:editing-cycles>1</meta:editing-cycles>
    <meta:document-statistic meta:table-count="0" meta:image-count="0" meta:object-count="0" meta:page-count="2" meta:paragraph-count="48" meta:word-count="516" meta:character-count="3951" meta:non-whitespace-character-count="3003"/>
    <meta:generator>LibreOffice/6.4.7.2$Linux_X86_64 LibreOffice_project/40$Build-2</meta:generator>
  </office:meta>
</office:document-meta>
</file>